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ece0" officeooo:paragraph-rsid="0003ece0"/>
    </style:style>
    <style:style style:name="P2" style:family="paragraph" style:parent-style-name="Subtitle">
      <style:text-properties officeooo:rsid="0003ece0" officeooo:paragraph-rsid="0003ece0"/>
    </style:style>
    <style:style style:name="P3" style:family="paragraph" style:parent-style-name="Title">
      <style:text-properties officeooo:rsid="0003ece0" officeooo:paragraph-rsid="0003ece0"/>
    </style:style>
    <style:style style:name="P4" style:family="paragraph" style:parent-style-name="Text_20_body" style:list-style-name="L1">
      <style:text-properties officeooo:rsid="0003ece0" officeooo:paragraph-rsid="0003ece0"/>
    </style:style>
    <style:style style:name="P5" style:family="paragraph" style:parent-style-name="Text_20_body" style:list-style-name="L2">
      <style:text-properties officeooo:rsid="0003ece0" officeooo:paragraph-rsid="0003ece0"/>
    </style:style>
    <style:style style:name="P6" style:family="paragraph" style:parent-style-name="Text_20_body" style:list-style-name="L3">
      <style:text-properties officeooo:rsid="000513c1" officeooo:paragraph-rsid="000513c1"/>
    </style:style>
    <style:style style:name="P7" style:family="paragraph" style:parent-style-name="Text_20_body" style:list-style-name="L3">
      <style:text-properties officeooo:rsid="000648f7" officeooo:paragraph-rsid="000648f7"/>
    </style:style>
    <style:style style:name="P8" style:family="paragraph" style:parent-style-name="Heading_20_1">
      <style:text-properties officeooo:rsid="0003ece0" officeooo:paragraph-rsid="0003ece0"/>
    </style:style>
    <style:style style:name="P9" style:family="paragraph" style:parent-style-name="Heading_20_1">
      <style:paragraph-properties fo:break-before="page"/>
      <style:text-properties officeooo:rsid="0003ece0" officeooo:paragraph-rsid="0003ece0"/>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1cm" fo:text-indent="-0.635cm" fo:margin-left="7.4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inJezelf software ontwerp</text:p>
      <text:p text:style-name="P2">Ronald Bos</text:p>
      <text:p text:style-name="P2">Marten Tamerius</text:p>
      <text:p text:style-name="P2">Juli 2014</text:p>
      <text:h text:style-name="P9" text:outline-level="1">Kickoff ideeën</text:h>
      <text:h text:style-name="Heading_20_2" text:outline-level="2">Doel van de app</text:h>
      <text:p text:style-name="P1">Een "life companion" die je helpt om goede gewoontes te trainen, om een gebalanceerder/gezonder leven te leiden. Dit kan bijv. ter ondersteuning van een traject bij een psycholoog of coach zijn, of gewoon als je bepaalde nieuwe gewoontes in je leven wilt invoeren.</text:p>
      <text:h text:style-name="Heading_20_2" text:outline-level="2">Doelgroep</text:h>
      <text:p text:style-name="P1">In eerste instantie denk ik aan mensen die in therapie of coaching zijn. Maar er zijn denk ik veel andere toepassingsgebieden te bedenken.</text:p>
      <text:h text:style-name="Heading_20_2" text:outline-level="2">Eisen/wensen</text:h>
      <text:p text:style-name="P1">De volgende zaken vind ik belangrijk:</text:p>
      <text:list xml:id="list4215121155316280856" text:style-name="L1">
        <text:list-item>
          <text:p text:style-name="P4">dat de app super simpel werkt, er eenvoudig uitziet, intuïtief te gebruiken is, geen overbodige features bevat.</text:p>
        </text:list-item>
        <text:list-item>
          <text:p text:style-name="P4">Hij moet 1 ding doen, en dat goed doen. Meer niet.</text:p>
        </text:list-item>
        <text:list-item>
          <text:p text:style-name="P4">dat deze app gratis is.</text:p>
        </text:list-item>
        <text:list-item>
          <text:p text:style-name="P4">GEEN F***ING RECLAME!!!</text:p>
        </text:list-item>
        <text:list-item>
          <text:p text:style-name="P4">ik hoef er niet aan te verdienen, ik doe het voor de lol en om er van te leren</text:p>
        </text:list-item>
        <text:list-item>
          <text:p text:style-name="P4">delen via sociale netwerken: liever niet. Dit is voor jezelf, het brengt een bepaalde rust er in.</text:p>
        </text:list-item>
        <text:list-item>
          <text:p text:style-name="P4">dat de app aanvoelt als een native app</text:p>
        </text:list-item>
      </text:list>
      <text:p text:style-name="P1">De absolute basis is dat je voor jezelf een tekstuele reminder kunt instellen die op random momenten (instelbaar, bijv. 3 x per uur, 2 keer per week, etc.) op het scherm wordt getoond en dat je bijv. een tril krijgt en/of een (niet te opdringend) geluidje.</text:p>
      <text:p text:style-name="P1">Daarnaast is mijn grote wens dat het er esthetisch mooi uitziet. Mooie/rustige layout van de schermen, mooie kleuren, mooie foto's, mooi lettertype. Als ik een sfeer zou schetsen: die van een sauna, of fijne vakantieplek waar je geweest bent. Natuur, water, zee, bergen, warmte, zonneschijn, vrienden, familie, lekker eten, een verfrissende onweersbui. Dat soort associaties.</text:p>
      <text:p text:style-name="P1">De app moet uiteindelijk helpen om lief/mild voor jezelf te zijn, en dat mag de app dan ook uitstralen. Ik kan me voorstellen dat het wat werk vergt om hier de goede toon te raken. Het moet niet te weeïg worden.</text:p>
      <text:p text:style-name="P1">Wat misschien nog wel leuk zou zijn als mogelijke feature is, dat vrienden die je toestemming geeft je kunnen helpen herinneren (je social support network). Dit is misschien iets om tegen potentiële gebruikers aan te houden.</text:p>
      <text:h text:style-name="Heading_20_2" text:outline-level="2"><text:soft-page-break/>Uitvoering</text:h>
      <text:p text:style-name="P1">De bloom app (heb je die al gezien?) heb ik even geprobeerd, die vind ik duidelijk te ingewikkeld en te "druk". Bovendien mist die iets essentieels: de frequentie van de reminders kan niet korter dan een dag zijn. Ook is deze app niet cross-platform, wat volgens mij een must is.</text:p>
      <text:p text:style-name="P1">Wat ik wel een leuk idee vind, is dat de app al een voorbeeld reminder bevat, en wat mooie foto's die je kunt gebruiken. Wat dat betreft geloof ik in goed gekozen defaults.</text:p>
      <text:h text:style-name="Heading_20_2" text:outline-level="2">Doelgroep</text:h>
      <text:p text:style-name="P1">Wie nemen we mee op reis? Ik wil in ieder geval Huibert Steen er bij betrekken. Maar misschien ook vroegere therapeuten; eventueel in een latere fase. Hier ben ik nog niet over uit.</text:p>
      <text:p text:style-name="P1">Daarnaast lijkt me het leuk om een paar test gebruikers te hebben die we vanaf het begin kunnen laten <text:s/>meelopen, vooral om samen te leren wat we nu eigenlijk belangrijk vinden en willen.</text:p>
      <text:h text:style-name="Heading_20_2" text:outline-level="2">Leerdoelen voor onszelf</text:h>
      <text:p text:style-name="P1">Dit is wat ik zelf zou willen leren:</text:p>
      <text:p text:style-name="P1"><text:s text:c="4"/>Android App programmeren</text:p>
      <text:list xml:id="list5916014057543641794" text:style-name="L2">
        <text:list-item>
          <text:p text:style-name="P5">Van jou een stukje leren hoe iOS app ontwikkeling gaat</text:p>
        </text:list-item>
        <text:list-item>
          <text:p text:style-name="P5">Hoe publiceer je een app in een store?</text:p>
        </text:list-item>
        <text:list-item>
          <text:p text:style-name="P5">Ben ik nog niet uit: cross-platfrom app ontwikkeling, is dat haalbaar/wenselijk? Bijv. met Xamarin (nadeel: betaalde licentie)</text:p>
        </text:list-item>
        <text:list-item>
          <text:p text:style-name="P5">Ben ik nog niet uit: "native" app ontwikkeling onder Android leren (in Java, wel te verstaan. C lijkt me iets te veel native :)). Mogelijk is cross-platform toch een goed startpunt om snel iets te hebben.</text:p>
        </text:list-item>
      </text:list>
      <text:h text:style-name="P8" text:outline-level="1">Data model</text:h>
      <text:p text:style-name="P1">Centrale data item van de app is de <text:span text:style-name="T1">Reminder</text:span>. Deze bevat de volgende items:</text:p>
      <text:list xml:id="list8708274345080033423" text:style-name="L3">
        <text:list-item>
          <text:p text:style-name="P6">String text;</text:p>
        </text:list-item>
        <text:list-item>
          <text:p text:style-name="P6">Enum PERIOD (DAILY, WEEKLY, etc.)</text:p>
        </text:list-item>
        <text:list-item>
          <text:p text:style-name="P7">int notifiesPerPeriod;</text:p>
        </text:list-item>
        <text:list-item>
          <text:p text:style-name="P6">Referentie naar een foto uit de bibliothee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1:55:00.898000000</meta:creation-date>
    <dc:date>2014-07-04T13:38:07.460000000</dc:date>
    <meta:editing-duration>PT22S</meta:editing-duration>
    <meta:editing-cycles>3</meta:editing-cycles>
    <meta:generator>LibreOffice/4.2.5.2$Windows_x86 LibreOffice_project/61cb170a04bb1f12e77c884eab9192be736ec5f5</meta:generator>
    <meta:document-statistic meta:table-count="0" meta:image-count="0" meta:object-count="0" meta:page-count="3" meta:paragraph-count="41" meta:word-count="630" meta:character-count="3593" meta:non-whitespace-character-count="3014"/>
  </office:meta>
</office:document-meta>
</file>